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73"/>
      <style:text-properties fo:font-weight="bold" style:font-weight-asian="bold" style:font-weight-complex="bold"/>
    </style:style>
    <style:style style:name="P4" style:parent-style-name="Standard" style:family="paragraph">
      <style:text-properties style:font-weight-complex="bold"/>
    </style:style>
    <style:style style:name="P5" style:parent-style-name="Standard" style:family="paragraph">
      <style:text-properties style:font-weight-complex="bold"/>
    </style:style>
    <style:style style:name="P6" style:parent-style-name="Standard" style:family="paragraph">
      <style:text-properties style:font-weight-complex="bold"/>
    </style:style>
    <style:style style:name="P7" style:parent-style-name="Standard" style:family="paragraph">
      <style:text-properties style:font-weight-complex="bold"/>
    </style:style>
    <style:style style:name="P8" style:parent-style-name="Standard" style:family="paragraph">
      <style:text-properties style:font-weight-complex="bold"/>
    </style:style>
    <style:style style:name="P9" style:parent-style-name="Standard" style:family="paragraph">
      <style:text-properties style:font-weight-complex="bold"/>
    </style:style>
    <style:style style:name="T10" style:parent-style-name="DefaultParagraphFont" style:family="text">
      <style:text-properties style:font-weight-complex="bold"/>
    </style:style>
    <style:style style:name="T11" style:parent-style-name="DefaultParagraphFont" style:family="text">
      <style:text-properties style:font-name-complex="Times New Roman" style:font-weight-complex="bold"/>
    </style:style>
    <style:style style:name="T12" style:parent-style-name="DefaultParagraphFont" style:family="text">
      <style:text-properties style:font-weight-complex="bold"/>
    </style:style>
    <style:style style:name="T13" style:parent-style-name="DefaultParagraphFont" style:family="text">
      <style:text-properties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text-properties fo:font-size="8pt" style:font-size-asian="8pt" style:font-size-complex="8pt"/>
    </style:style>
    <style:style style:name="P17" style:parent-style-name="Standard" style:family="paragraph">
      <style:text-properties fo:font-size="8pt" style:font-size-asian="8pt" style:font-size-complex="8pt"/>
    </style:style>
    <style:style style:name="P18" style:parent-style-name="Standard" style:family="paragraph">
      <style:paragraph-properties fo:text-align="center"/>
    </style:style>
    <style:style style:name="T19" style:parent-style-name="DefaultParagraphFont" style:family="text">
      <style:text-properties style:font-name-complex="Times New Roman" fo:font-weight="bold" style:font-weight-asian="bold"/>
    </style:style>
    <style:style style:name="P20" style:parent-style-name="Standard" style:family="paragraph">
      <style:paragraph-properties fo:text-align="center" fo:margin-left="1.4708in" fo:text-indent="0.4902in">
        <style:tab-stops/>
      </style:paragraph-properties>
      <style:text-properties style:font-name-complex="Times New Roman"/>
    </style:style>
    <style:style style:name="P21" style:parent-style-name="Standard" style:family="paragraph">
      <style:paragraph-properties fo:text-align="center" fo:margin-left="1.4708in" fo:text-indent="0.4902in">
        <style:tab-stops/>
      </style:paragraph-properties>
      <style:text-properties style:font-name-complex="Times New Roman"/>
    </style:style>
    <style:style style:name="T22" style:parent-style-name="DefaultParagraphFont" style:family="text">
      <style:text-properties style:font-name-complex="Times New Roman"/>
    </style:style>
    <style:style style:name="P23" style:parent-style-name="Standard" style:family="paragraph">
      <style:text-properties fo:font-size="8pt" style:font-size-asian="8pt" style:font-size-complex="8pt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text-properties fo:font-size="8pt" style:font-size-asian="8pt" style:font-size-complex="8pt"/>
    </style:style>
    <style:style style:name="P26" style:parent-style-name="Standard" style:family="paragraph">
      <style:text-properties fo:font-size="8pt" style:font-size-asian="8pt" style:font-size-complex="8pt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text-properties fo:font-size="8pt" style:font-size-asian="8pt" style:font-size-complex="8pt"/>
    </style:style>
    <style:style style:name="P29" style:parent-style-name="Standard" style:family="paragraph">
      <style:text-properties fo:font-size="8pt" style:font-size-asian="8pt" style:font-size-complex="8pt"/>
    </style:style>
    <style:style style:name="P30" style:parent-style-name="Standard" style:family="paragraph">
      <style:paragraph-properties fo:text-align="center"/>
      <style:text-properties fo:font-weight="bold" style:font-weight-asian="bold"/>
    </style:style>
    <style:style style:name="T31" style:parent-style-name="DefaultParagraphFont" style:family="text">
      <style:text-properties style:font-name-complex="Times New Roman"/>
    </style:style>
    <style:style style:name="P32" style:parent-style-name="Standard" style:family="paragraph">
      <style:paragraph-properties fo:text-align="center"/>
      <style:text-properties fo:font-weight="bold" style:font-weight-asian="bold"/>
    </style:style>
    <style:style style:name="P33" style:parent-style-name="Standard" style:family="paragraph">
      <style:paragraph-properties fo:text-align="center"/>
      <style:text-properties fo:font-weight="bold" style:font-weight-asian="bold"/>
    </style:style>
    <style:style style:name="P34" style:parent-style-name="Standard" style:family="paragraph">
      <style:paragraph-properties fo:text-align="center"/>
      <style:text-properties fo:font-weight="bold" style:font-weight-asian="bold"/>
    </style:style>
    <style:style style:name="P35" style:parent-style-name="Standard" style:family="paragraph">
      <style:paragraph-properties fo:text-align="center"/>
      <style:text-properties fo:font-weight="bold" style:font-weight-asian="bold"/>
    </style:style>
    <style:style style:name="P36" style:parent-style-name="Standard" style:family="paragraph">
      <style:paragraph-properties fo:text-align="center"/>
      <style:text-properties fo:font-weight="bold" style:font-weight-asian="bold"/>
    </style:style>
    <style:style style:name="P37" style:parent-style-name="Standard" style:family="paragraph">
      <style:paragraph-properties fo:text-align="center"/>
      <style:text-properties fo:font-weight="bold" style:font-weight-asian="bold"/>
    </style:style>
    <style:style style:name="P38" style:parent-style-name="Standard" style:family="paragraph">
      <style:paragraph-properties fo:text-align="center"/>
      <style:text-properties fo:font-weight="bold" style:font-weight-asian="bold"/>
    </style:style>
    <style:style style:name="P39" style:parent-style-name="Standard" style:family="paragraph">
      <style:paragraph-properties fo:text-align="center"/>
      <style:text-properties fo:font-weight="bold" style:font-weight-asian="bold"/>
    </style:style>
    <style:style style:name="P40" style:parent-style-name="Standard" style:family="paragraph">
      <style:paragraph-properties fo:text-align="center"/>
      <style:text-properties fo:font-weight="bold" style:font-weight-asian="bold"/>
    </style:style>
    <style:style style:name="P41" style:parent-style-name="Standard" style:family="paragraph">
      <style:paragraph-properties fo:text-align="center"/>
      <style:text-properties fo:font-weight="bold" style:font-weight-asian="bold"/>
    </style:style>
    <style:style style:name="P42" style:parent-style-name="Standard" style:family="paragraph">
      <style:paragraph-properties fo:text-align="center"/>
      <style:text-properties fo:font-weight="bold" style:font-weight-asian="bold"/>
    </style:style>
    <style:style style:name="P43" style:parent-style-name="Standard" style:family="paragraph">
      <style:paragraph-properties fo:text-align="center"/>
      <style:text-properties fo:font-weight="bold" style:font-weight-asian="bold"/>
    </style:style>
    <style:style style:name="P44" style:parent-style-name="Standard" style:family="paragraph">
      <style:paragraph-properties fo:text-align="center"/>
      <style:text-properties fo:font-weight="bold" style:font-weight-asian="bold"/>
    </style:style>
    <style:style style:name="P45" style:parent-style-name="Standard" style:family="paragraph">
      <style:paragraph-properties fo:text-align="center"/>
      <style:text-properties fo:font-weight="bold" style:font-weight-asian="bold"/>
    </style:style>
    <style:style style:name="P46" style:parent-style-name="Standard" style:family="paragraph">
      <style:paragraph-properties fo:text-align="center"/>
      <style:text-properties fo:font-weight="bold" style:font-weight-asian="bold"/>
    </style:style>
    <style:style style:name="P47" style:parent-style-name="Standard" style:family="paragraph">
      <style:paragraph-properties fo:text-align="center"/>
      <style:text-properties fo:font-weight="bold" style:font-weight-asian="bold"/>
    </style:style>
    <style:style style:name="P48" style:parent-style-name="Standard" style:family="paragraph">
      <style:paragraph-properties fo:text-align="center"/>
      <style:text-properties fo:font-weight="bold" style:font-weight-asian="bold"/>
    </style:style>
    <style:style style:name="P49" style:parent-style-name="Standard" style:family="paragraph">
      <style:paragraph-properties fo:text-align="center"/>
      <style:text-properties fo:font-weight="bold" style:font-weight-asian="bold"/>
    </style:style>
    <style:style style:name="P50" style:parent-style-name="Standard" style:family="paragraph">
      <style:paragraph-properties fo:text-align="center"/>
      <style:text-properties fo:font-weight="bold" style:font-weight-asian="bold"/>
    </style:style>
    <style:style style:name="P51" style:parent-style-name="Standard" style:family="paragraph">
      <style:paragraph-properties fo:text-align="center"/>
      <style:text-properties fo:font-weight="bold" style:font-weight-asian="bold"/>
    </style:style>
    <style:style style:name="T52" style:parent-style-name="DefaultParagraphFont" style:family="text">
      <style:text-properties style:font-name-complex="Times New Roman"/>
    </style:style>
    <style:style style:name="T53" style:parent-style-name="DefaultParagraphFont" style:family="text">
      <style:text-properties style:font-name-complex="Times New Roman"/>
    </style:style>
    <style:style style:name="T54" style:parent-style-name="DefaultParagraphFont" style:family="text">
      <style:text-properties style:font-name-complex="Times New Roman"/>
    </style:style>
    <style:style style:name="P55" style:parent-style-name="Standard" style:family="paragraph">
      <style:paragraph-properties fo:text-align="center"/>
      <style:text-properties fo:font-weight="bold" style:font-weight-asian="bold"/>
    </style:style>
    <style:style style:name="T56" style:parent-style-name="DefaultParagraphFont" style:family="text">
      <style:text-properties style:font-name-complex="Times New Roman"/>
    </style:style>
    <style:style style:name="T57" style:parent-style-name="DefaultParagraphFont" style:family="text">
      <style:text-properties style:font-name-complex="Times New Roman"/>
    </style:style>
    <style:style style:name="P58" style:parent-style-name="Standard" style:family="paragraph">
      <style:text-properties fo:font-weight="bold" style:font-weight-asian="bold"/>
    </style:style>
    <style:style style:name="P59" style:parent-style-name="Standard" style:family="paragraph">
      <style:paragraph-properties fo:text-align="center"/>
      <style:text-properties fo:font-weight="bold" style:font-weight-asian="bold"/>
    </style:style>
    <style:style style:name="P60" style:parent-style-name="Standard" style:family="paragraph">
      <style:paragraph-properties fo:text-align="center"/>
      <style:text-properties fo:font-weight="bold" style:font-weight-asian="bold"/>
    </style:style>
    <style:style style:name="T61" style:parent-style-name="DefaultParagraphFont" style:family="text">
      <style:text-properties style:font-name-complex="Times New Roman"/>
    </style:style>
    <style:style style:name="T62" style:parent-style-name="DefaultParagraphFont" style:family="text">
      <style:text-properties style:font-name-complex="Times New Roman"/>
    </style:style>
    <style:style style:name="P63" style:parent-style-name="Standard" style:family="paragraph">
      <style:paragraph-properties fo:text-align="center"/>
      <style:text-properties fo:font-weight="bold" style:font-weight-asian="bold"/>
    </style:style>
    <style:style style:name="T64" style:parent-style-name="DefaultParagraphFont" style:family="text">
      <style:text-properties style:font-name-complex="Times New Roman"/>
    </style:style>
    <style:style style:name="T65" style:parent-style-name="DefaultParagraphFont" style:family="text">
      <style:text-properties style:font-name-complex="Times New Roman"/>
    </style:style>
    <style:style style:name="P66" style:parent-style-name="Standard" style:family="paragraph">
      <style:paragraph-properties fo:text-align="center"/>
      <style:text-properties fo:font-weight="bold" style:font-weight-asian="bold"/>
    </style:style>
    <style:style style:name="P67" style:parent-style-name="Standard" style:family="paragraph">
      <style:paragraph-properties fo:text-align="center"/>
      <style:text-properties fo:font-weight="bold" style:font-weight-asian="bold"/>
    </style:style>
    <style:style style:name="T68" style:parent-style-name="DefaultParagraphFont" style:family="text">
      <style:text-properties style:font-name-complex="Times New Roman"/>
    </style:style>
    <style:style style:name="T69" style:parent-style-name="DefaultParagraphFont" style:family="text">
      <style:text-properties style:font-name-complex="Times New Roman"/>
    </style:style>
    <style:style style:name="P70" style:parent-style-name="Standard" style:family="paragraph">
      <style:paragraph-properties fo:text-align="center"/>
      <style:text-properties fo:font-weight="bold" style:font-weight-asian="bold"/>
    </style:style>
    <style:style style:name="P71" style:parent-style-name="Standard" style:family="paragraph">
      <style:paragraph-properties fo:text-align="center"/>
      <style:text-properties fo:font-weight="bold" style:font-weight-asian="bold"/>
    </style:style>
    <style:style style:name="T72" style:parent-style-name="DefaultParagraphFont" style:family="text">
      <style:text-properties style:font-name-complex="Times New Roman"/>
    </style:style>
    <style:style style:name="T73" style:parent-style-name="DefaultParagraphFont" style:family="text">
      <style:text-properties style:font-name-complex="Times New Roman"/>
    </style:style>
  </office:automatic-styles>
  <office:body>
    <office:text text:use-soft-page-breaks="true">
      <text:p text:style-name="P1">Cheesecake</text:p>
      <text:p text:style-name="P4"><text:tab/><text:tab/><text:tab/><text:tab/><text:tab/><text:tab/><text:tab/><text:tab/>Ginger Windham</text:p>
      <text:p text:style-name="P5"/>
      <text:p text:style-name="P6">2 (8-oz.) packages cream cheese<text:s/><text:tab/><text:tab/><text:tab/>½ cup sugar</text:p>
      <text:p text:style-name="P7">½ teaspon vanilla<text:tab/><text:tab/><text:tab/><text:tab/><text:tab/>2 eggs</text:p>
      <text:p text:style-name="P8">6 oz. graham cracker crust</text:p>
      <text:p text:style-name="P9"/>
      <text:p text:style-name="Standard"><text:span text:style-name="T10">Preheat oven go 325</text:span><text:span text:style-name="T11">°</text:span><text:span text:style-name="T12">. <text:s/>Beat cream cheese,<text:s/></text:span><text:span text:style-name="T13">sugar, vanilla wth mixer. <text:s/>Add eggs and beat just until blended. <text:s/>Pour into crust. <text:s/>Bake 40 minutes or ntil center is almost set. <text:s/>Refrigerate.</text:span></text:p>
      <text:p text:style-name="P14"/>
      <text:p text:style-name="P15">Creamy Baked Cheesecake</text:p>
      <text:p text:style-name="P16"/>
      <text:p text:style-name="Standard">1 ¼<text:s/>cups graham cracker crumbs<text:tab/><text:tab/><text:tab/>¼<text:s/>cup granulated sugar</text:p>
      <text:p text:style-name="Standard">1/3 cup butter, melted<text:tab/><text:tab/><text:tab/><text:tab/><text:tab/>1 (8-oz.) packages cream cheese, softened</text:p>
      <text:p text:style-name="Standard">1 (14-oz.) can Eagle Brand Sweetened<text:s/><text:tab/><text:tab/>3 eggs</text:p>
      <text:p text:style-name="Standard"><text:tab/>Condensed Milk, not evaporated<text:tab/><text:tab/>¼<text:s/>cup ReaLemon Lemon Juice from</text:p>
      <text:p text:style-name="Standard">1 (8-oz.) container sour cream<text:tab/><text:tab/><text:tab/><text:tab/>Concentrate<text:tab/><text:tab/><text:tab/></text:p>
      <text:p text:style-name="Standard">1 (21-oz.) can cherry pie filling, chilled</text:p>
      <text:p text:style-name="P17"/>
      <text:p text:style-name="Standard">Preheat<text:s/>oven to 300º. <text:s/>Combine crumbs, sugar and butter; press on bottom of 9" springform pan. <text:s/>In mixer bowl, beat cheese until fluffy. <text:s/>Gradually beat in sweetened condensed milk until smooth. <text:s/>Add eggs and lemon juice; mix well. <text:s/>Pour into prepared pan. Bake 50-55 minutes or until center is set; top with sour cream. <text:s/>Bake 5 minutes longer. <text:s/>Cool. <text:s/>Chill. <text:s/>Top with pie filling. <text:s/>Refrigerate leftovers.</text:p>
      <text:p text:style-name="Standard"/>
      <text:p text:style-name="P18"><text:span text:style-name="T19">Cream Cheese Cake</text:span></text:p>
      <text:p text:style-name="P20">Sharon Hutson</text:p>
      <text:p text:style-name="P21"/>
      <text:p text:style-name="Standard">Duncan Hines Yellow Cake Mix (no butter)<text:tab/><text:tab/>2 eggs</text:p>
      <text:p text:style-name="Standard">1 stick butter, melted<text:tab/><text:tab/><text:tab/><text:tab/><text:tab/>¼<text:s/>cup water</text:p>
      <text:p text:style-name="Standard">3 eggs<text:tab/><text:tab/><text:tab/><text:tab/><text:tab/><text:tab/><text:tab/>8 oz. Cream cheese, softened</text:p>
      <text:p text:style-name="Standard">1 box powdered sugar</text:p>
      <text:p text:style-name="Standard"/>
      <text:p text:style-name="Standard">Mix cake mix, 2 eggs, butter and water. <text:s/>Spread into greased and floured 9x13x2“ pan. <text:s/>Mix 3 eggs, soft cream cheese and powdered sugar, gradually. <text:s/>Pour over cake mixture. <text:s/>Bake at<text:s/>325<text:span text:style-name="T22">°</text:span><text:s/>for 40-45 minutes. <text:s/>When cake is cool, sprinkle extra powdered sugar over top.</text:p>
      <text:p text:style-name="Standard"/>
      <text:p text:style-name="P23"/>
      <text:p text:style-name="P24">Pumpkin Swirl Cheesecake</text:p>
      <text:p text:style-name="P25"/>
      <text:p text:style-name="Standard">2 cups vanilla wafer crumbs<text:tab/><text:tab/><text:tab/><text:tab/>¼<text:s/>cup butter, melted</text:p>
      <text:p text:style-name="Standard">2 (8-oz.) packages Neufchatel (or cream) cheese<text:tab/>¾<text:s/>cup sugar</text:p>
      <text:p text:style-name="Standard">1 teaspoon vanilla<text:tab/><text:tab/><text:tab/><text:tab/><text:tab/>3 eggs</text:p>
      <text:p text:style-name="Standard">1 cup canned pumpkin<text:tab/><text:tab/><text:tab/><text:tab/>¾<text:s/>teaspoon cinnamon</text:p>
      <text:p text:style-name="Standard">¼<text:s/>teaspoon nutmeg</text:p>
      <text:p text:style-name="Standard"/>
      <text:p text:style-name="Standard">Combine crumbs and butter; press onto bottom and sides of 9" springform pan.</text:p>
      <text:p text:style-name="Standard">Combine cheese, sugar and vanilla; mixing at medium speed on electric mixer until well blended. Add eggs, one<text:s/>at a time, mixing well after each addition. Reserve 1 cup cheese mixture; add pumpkin, remaining sugar and spices and half of cheese mixture. <text:s/>Mix well. <text:s/>Layer half of pumpkin mixture and half of cheese mixture over crust; repeat layers. <text:s/>Cut through batter with knife several times for marble effect <text:s/>Bake at 350º for 55 minutes. Loosen cake from rim of pan; cool before removing rim of pan. <text:s/>Chill. <text:s/>10-12 servings.</text:p>
      <text:p text:style-name="P26"/>
      <text:p text:style-name="P27">Turtle Cheesecake</text:p>
      <text:p text:style-name="P28"/>
      <text:p text:style-name="Standard">2 cups chocolate wafer crumbs<text:tab/><text:tab/><text:tab/>¼<text:s/>cup granulated sugar</text:p>
      <text:p text:style-name="Standard">1/3 cup butter,<text:s/>melted<text:tab/><text:tab/><text:tab/><text:tab/><text:tab/>3 (8-oz.) packages cream cheese, softened</text:p>
      <text:p text:style-name="Standard">1 ¼<text:s/>cups sugar<text:tab/><text:tab/><text:tab/><text:tab/><text:tab/>4 large eggs</text:p>
      <text:p text:style-name="Standard">1 (8-oz.) carton sour cream<text:tab/><text:tab/><text:tab/><text:tab/>1 tablespoon vanilla</text:p>
      <text:p text:style-name="Standard">¼<text:s/>cup butter<text:tab/><text:tab/><text:tab/><text:tab/><text:tab/><text:tab/>1 cup (6-oz.) semisweet chocolate chips</text:p>
      <text:p text:style-name="Standard">1 (12-oz.) jar caramel topping<text:tab/><text:tab/><text:tab/>1 cup chopped pecans</text:p>
      <text:p text:style-name="P29"/>
      <text:p text:style-name="Standard">Combine crumbs, sugar and butter; stir well. <text:s/>Firmly press mixture on bottom and 1 inch up sides of a lightly greased 9" springform pan. <text:s/>Bake at 325º for 10 minutes. <text:s/>Cool in pan on a wire rack. <text:s text:c="2"/>Beat cream cheese at medium speed of an electric mixer until creamy; gradually add 1-1/4 cups sugar, beating well. <text:s/>Add eggs, one at a time, beating well after each addition and scraping sides and bottom as needed. <text:s/>Stir in sour cream and vanilla. <text:s/>Pour batter into prepared crust. <text:s/>Bake at 325º for 1 hour and 5 minutes. <text:s/>(Center will not be completely set.) <text:s/>Turn oven off; patically open oven door. <text:s/>Leave cheesecake in oven 1 hour. <text:s/>Remove to a wire rack to cool completely. <text:s/>Cover and chill at least 8 hours. <text:s/>Carefully remove sides of pan; transfer cheesecake to serving plate.</text:p>
      <text:p text:style-name="Standard">Melt 1/4 cup butter in small heavy saucepan; add chocolate chips. <text:s/>Stir over low heat just until chocolate melts and mixture blends. <text:s/>Spread warm chocolate mixture over cheesecake; chill 15 minutes.</text:p>
      <text:p text:style-name="Standard">Combine caramel topping and pecans in a small saucepan. Bring to a boil, stirring constantly, over medium heat; boil 2 minutes. <text:s/>Remove from heat, and cool 5 minutes. <text:s/>Spread over chocolate; cool completely. <text:s/>Serve immediately, or cover and chill.<text:s/></text:p>
      <text:p text:style-name="Standard"/>
      <text:p text:style-name="P30">Caramel Apple Cheesecake</text:p>
      <text:p text:style-name="Standard"/>
      <text:p text:style-name="Standard">1 can apple pie filling<text:tab/><text:tab/><text:tab/><text:tab/>1 graham cracker crush</text:p>
      <text:p text:style-name="Standard">2 (8-oz.) packages cream cheese<text:tab/><text:tab/>½ cup sugar</text:p>
      <text:p text:style-name="Standard">1 teaspoon vanilla<text:tab/><text:tab/><text:tab/><text:tab/>½ cup toasted peacans, chopped</text:p>
      <text:p text:style-name="Standard">2 eggs<text:tab/><text:tab/><text:tab/><text:tab/><text:tab/><text:tab/>Caramel Sauce</text:p>
      <text:p text:style-name="Standard"/>
      <text:p text:style-name="Standard">Mix cream cheese, eggs, sugar and vanilla. <text:s/>Pour into crust and bake at 325<text:span text:style-name="T31">°</text:span><text:s/>for 30 minutes. <text:s/>Pour apple<text:s/>pie filling on top of cheesecake. <text:s/>Sprinkle pecans and drizzle caramel sauce on top of filling.</text:p>
      <text:p text:style-name="Standard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Lime Cheesecake</text:p>
      <text:p text:style-name="P51"/>
      <text:p text:style-name="Standard">1 ¼ cups graham cracker crumbs<text:tab/><text:tab/>2 tablespoons sugar</text:p>
      <text:p text:style-name="Standard">¼ cu butter, melted<text:tab/><text:tab/><text:tab/><text:tab/>1 teaspoon grated lime rind</text:p>
      <text:p text:style-name="Standard">3 (8-oz.) packages cream cheese,<text:tab/><text:tab/>¾ cup sugar</text:p>
      <text:p text:style-name="Standard"><text:tab/>Softened<text:tab/><text:tab/><text:tab/><text:tab/>3 eggs</text:p>
      <text:p text:style-name="Standard">1 tablespoon gratd lime rind<text:tab/><text:tab/><text:tab/>¼ cup Key lime juice</text:p>
      <text:p text:style-name="Standard">1 teaspoon vanilla extract<text:tab/><text:tab/><text:tab/>2 cups sour cream</text:p>
      <text:p text:style-name="Standard">3 tablespoons sugar<text:tab/><text:tab/><text:tab/><text:tab/>Frest strawberries (optional)</text:p>
      <text:p text:style-name="Standard">Lime slices (optional)</text:p>
      <text:p text:style-name="Standard"/>
      <text:p text:style-name="Standard">Combine graham cracker crumbs, 2 tablespooons sugar,<text:s/>butter and 1 teaspoon grated lime rind in a medium bowl, stirring well. <text:s/>Press crumb mixture evenly over bottom and up sides f a 9“ springform pan. <text:s/>Bake at 350<text:span text:style-name="T52">°</text:span><text:s/>for 5 to 6 minutes. <text:s/>Let cool</text:p>
      <text:p text:style-name="Standard">Beat cream cheese at high speed of an electric mixer until light and fluffy; gradually add ¾ cup sugar, beating well. <text:s/>Add eggs, one at a time, beating well after each addition. <text:s/>Stir in lime rind and vanilla. <text:s/>Pour mixture into prepared pan. <text:s/>Bake at 375<text:span text:style-name="T53">°</text:span><text:s/>for 45 minutes or until set.</text:p>
      <text:p text:style-name="Standard">Combine sour cream and 3 tablespoons sugar; stir well and spreaad evenly over cheesecake. <text:s/>Bake at 500<text:span text:style-name="T54">°</text:span><text:s/>for 5 minutes. <text:s/>Let cool to room temperature on a wire rack; chill at least 8 hours. <text:s/>To serve, carefully remove sides of springform pan. <text:s/>If desired, garnish with strawberries and lime<text:s/>slices. <text:s/></text:p>
      <text:p text:style-name="Standard">Yield: <text:s/>one 9“ cheesecake.</text:p>
      <text:p text:style-name="Standard"/>
      <text:p text:style-name="P55">Daisy Brand Sour Cream Cheesecake</text:p>
      <text:p text:style-name="Standard"/>
      <text:p text:style-name="Standard">1 pre-made graham cracker crumb pie<text:s/><text:tab/>2/3 cup plus 3 tablespoons sugar, divided</text:p>
      <text:p text:style-name="Standard"><text:tab/>Crust, baked<text:tab/><text:tab/><text:tab/><text:tab/>1 cup Daisy Brand Sour Cream</text:p>
      <text:p text:style-name="Standard">Dash of salt<text:tab/><text:tab/><text:tab/><text:tab/><text:tab/>3 eggs</text:p>
      <text:p text:style-name="Standard">16 ounces cream cheese<text:tab/><text:tab/><text:tab/>1 ½ teaspoons vanilla, divided</text:p>
      <text:p text:style-name="Standard"/>
      <text:p text:style-name="Standard">Filling: Beat eggs. <text:s/>Combine cream cheese, 2/3 cup sugar, salt and eggs and ½ teaspoon vanilla. <text:s/>Beat at medium speed for 5 minutess. <text:s/>Pour over crust. <text:s/>Bake at 350<text:span text:style-name="T56">°</text:span><text:s/>for 25 minutes. <text:s/>Cool 30 minutes before adding the sour cream topping.</text:p>
      <text:p text:style-name="Standard">Topping: <text:s/>Mix sour cream, 3 tablespoons sugar and 1 teaspoon vanilla. <text:s/>Spread evenly. <text:s/>Bake 10 minutess at 350<text:span text:style-name="T57">°</text:span>. <text:s/>Cool to room temperature; then place in fridge. <text:s/>Serve chilled. <text:s/>Serves 12.<text:tab/></text:p>
      <text:p text:style-name="P58"/>
      <text:p text:style-name="P59">Featherweight Cheesecake</text:p>
      <text:p text:style-name="P60"/>
      <text:p text:style-name="Standard">1 cup graham cracker crumbs<text:tab/><text:tab/>3<text:s/>tablespoons sugar</text:p>
      <text:p text:style-name="Standard">3 tablespoons butter, melted<text:tab/><text:tab/><text:tab/>2 (8-oz.) packages cream cheese, softened</text:p>
      <text:p text:style-name="Standard">½ cup sugar<text:tab/><text:tab/><text:tab/><text:tab/><text:tab/>1 tablespoons lemon juice</text:p>
      <text:p text:style-name="Standard">1 teaspoon grated lemon rind<text:tab/><text:tab/><text:tab/>½ teaspoon vanilla</text:p>
      <text:p text:style-name="Standard">2 eggs, separated<text:tab/><text:tab/><text:tab/><text:tab/>1 cup sour cream</text:p>
      <text:p text:style-name="Standard">2 tablespoons sugar<text:tab/><text:tab/><text:tab/><text:tab/>1 teaspoon vanilla</text:p>
      <text:p text:style-name="Standard"/>
      <text:p text:style-name="Standard">Combine crumbs, sugar and butter; press onto bottom of 9“ springform pan. <text:s/>Bake at 325<text:span text:style-name="T61">°</text:span><text:s/>for 10 minutes.</text:p>
      <text:p text:style-name="Standard">Combine cream cheese, sugar, juice, rind and vanilla, mixing at medium speed on electric mixer until well blended. <text:s/>Add egg yolks, one at a time, mixing well after each addition. <text:s text:c="2"/>Fold in stiffly beaten egg whites; pour over crust. <text:s/>Bake at 300<text:span text:style-name="T62">°</text:span><text:s/>for 45 minutes.</text:p>
      <text:p text:style-name="Standard">Combine sour cream, sugar and vanilla. <text:s/>Carefully spread over cheesecake; continue baking 10 minutes. <text:s/>Loosen cake from rim of plan; cool<text:s/>before removing rim of pan. <text:s/>Chill. <text:s/>10-12 servings.</text:p>
      <text:p text:style-name="Standard"/>
      <text:p text:style-name="P63">Philly Fifteen Minute Cheesecake</text:p>
      <text:p text:style-name="Standard"/>
      <text:p text:style-name="Standard">1 cup graham cracker crumbs<text:tab/><text:tab/>3 tablespoons sugar</text:p>
      <text:p text:style-name="Standard">3 tablespoons buter, melted<text:tab/><text:tab/><text:tab/>3 (8-oz) packages cream cheese, softened</text:p>
      <text:p text:style-name="Standard">¾ cup sugar<text:tab/><text:tab/><text:tab/><text:tab/><text:tab/>3 eggs</text:p>
      <text:p text:style-name="Standard">1 cup mini semi-sweet<text:s/>chocolate<text:tab/><text:tab/>1 teaspoon vanilla</text:p>
      <text:p text:style-name="Standard"><text:tab/>pieces</text:p>
      <text:p text:style-name="Standard"/>
      <text:p text:style-name="Standard">Combine crumbs, sugar and butter; press onto bottom of 9“ springform pan.</text:p>
      <text:p text:style-name="Standard">Combine cream cheese and sugar, mixing at mediium speed on electric mixer until well blended. <text:s/>Add eggs, one at a time, mixing well after each<text:s/>addition. <text:s/>Blend in chocolate pieces and vanilla; pour over crust. <text:s/>Bake at 450<text:span text:style-name="T64">°</text:span>, 10 minutes. <text:s/>Reduce oven temperature to 250<text:span text:style-name="T65">°</text:span>; continue baking 35 minutes. <text:s/>Loosen cake from rim of pan; cool before removing rim of pan. <text:s/>Chill. <text:s/>10-12 servings.</text:p>
      <text:p text:style-name="Standard"/>
      <text:p text:style-name="Standard">Variations:<text:s text:c="2"/><text:tab/>Top with 6-oz. Package almond brickle chips before baking.</text:p>
      <text:p text:style-name="Standard"><text:tab/><text:tab/>Omit chocolate pieces. <text:s/>Top with 6-oz. Packae almond brickle chips before baking.</text:p>
      <text:p text:style-name="Standard"/>
      <text:p text:style-name="P66">Town House Cheese Cake</text:p>
      <text:p text:style-name="P67"/>
      <text:p text:style-name="Standard">1 graham cracker crumb crust<text:tab/><text:tab/>1 (8-oz) cream cheese</text:p>
      <text:p text:style-name="Standard">1 teaspoon vanilla<text:tab/><text:tab/><text:tab/><text:tab/>Juice and grated rind of 1 lemon</text:p>
      <text:p text:style-name="Standard">¾ cup sugar<text:tab/><text:tab/><text:tab/><text:tab/><text:tab/>4 eggs</text:p>
      <text:p text:style-name="Standard">Dash of salt<text:tab/><text:tab/><text:tab/><text:tab/><text:tab/>½ cup sour cream</text:p>
      <text:p text:style-name="Standard">½ cup powdered sugar<text:tab/><text:tab/><text:tab/>1 teaspoon vanilla</text:p>
      <text:p text:style-name="Standard"/>
      <text:p text:style-name="Standard">Bake graham cracker crust 5 minutes at 300<text:span text:style-name="T68">°</text:span><text:s/>and cool.<text:s/></text:p>
      <text:p text:style-name="Standard">Blend cream cheese, ¾ cup sugar, vanilla , lemon juice and lemon rind wll. <text:s/>Add<text:s/>unbeated egg ylks and mix until smooth. <text:s/>Beat egg whites until stiff and add to mixture. <text:s/>Pour into cool pie shell. <text:s/>Bake 45 minutes at 300<text:span text:style-name="T69">°</text:span>. <text:s/>Combine sour cream, powdered sugar and vanilla; whip and spread on cooled pie. <text:s/>Chill.</text:p>
      <text:p text:style-name="Standard"/>
      <text:p text:style-name="P70">Coconut Choco Cheesecake</text:p>
      <text:p text:style-name="P71"/>
      <text:p text:style-name="Standard">1 cup graham cracker crumbs<text:tab/><text:tab/>3 tablespoons sugar</text:p>
      <text:p text:style-name="Standard">3 tablespoons butter, melted<text:tab/><text:tab/><text:tab/>2 (1-oz.) squares unsweetened chocolate</text:p>
      <text:p text:style-name="Standard">1 tablespoon butter<text:tab/><text:tab/><text:tab/><text:tab/>2 (8-oz.) packages cream cheese, softened</text:p>
      <text:p text:style-name="Standard">1 ¼ cups sugar<text:tab/><text:tab/><text:tab/><text:tab/>¼ teaspoon salt</text:p>
      <text:p text:style-name="Standard">5 eggs<text:tab/><text:tab/><text:tab/><text:tab/><text:tab/><text:tab/>1 1/3 cups (3 ½ oz.<text:s/>can) flaked coconut</text:p>
      <text:p text:style-name="Standard">1 ½ cups thawed whipped topping<text:tab/><text:tab/>½ cup sour cream</text:p>
      <text:p text:style-name="Standard"/>
      <text:p text:style-name="Standard">Combine crumbs, sugar and 3 tablespoons butter; press into bottome of 9“ springform pan. <text:s/>Bake at 350<text:span text:style-name="T72">°</text:span><text:s/>for 10 minutes.</text:p>
      <text:p text:style-name="Standard">Melt chocolate with 1 tablespoon butter over low heat, stirring<text:s/>until smooth. <text:s/>Cool. <text:s/>Combine cream cheese, sugar and salt, mixing at medium speed on electric mixer until well blended. <text:s/>Add eggs, one at a time, mixing well after each addition. <text:s/>Blend in chocolate mixture and coconut; pour over crust. Bake at 350<text:span text:style-name="T73">°</text:span><text:s/>for 55 minutes or until set. Loosen cake from rim of pan; <text:s/>cool before removing rim of pan. <text:s/>Chill. <text:s/></text:p>
      <text:p text:style-name="Standard">Fold whipped topping into sour cream; spred over cheesecake. <text:s/>Chill. <text:s/>8-10 servings.<text:tab/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Desserts - Cheesecakes</text:p>
      </style:header>
      <style:footer>
        <text:p text:style-name="P3"><text:page-number text:fixed="false">17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09-04-16T11:32:00Z</meta:creation-date>
    <dc:date>2015-08-22T00:42:00Z</dc:date>
    <meta:print-date>2013-12-27T00:04:00Z</meta:print-date>
    <meta:template xlink:href="Normal" xlink:type="simple"/>
    <meta:editing-cycles>13</meta:editing-cycles>
    <meta:editing-duration>PT6420S</meta:editing-duration>
    <meta:user-defined meta:name="Info 1"/>
    <meta:user-defined meta:name="Info 2"/>
    <meta:user-defined meta:name="Info 3"/>
    <meta:user-defined meta:name="Info 4"/>
    <meta:document-statistic meta:page-count="1" meta:paragraph-count="19" meta:word-count="1428" meta:character-count="9551" meta:row-count="67" meta:non-whitespace-character-count="8142"/>
  </office:meta>
</office:document-meta>
</file>